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908b" officeooo:paragraph-rsid="001b908b"/>
    </style:style>
    <style:style style:name="P2" style:family="paragraph" style:parent-style-name="Standard">
      <style:text-properties officeooo:rsid="001b908b" officeooo:paragraph-rsid="001b908b"/>
    </style:style>
    <style:style style:name="P3" style:family="paragraph" style:parent-style-name="Standard">
      <style:text-properties officeooo:rsid="001c6a21" officeooo:paragraph-rsid="001c6a21"/>
    </style:style>
    <style:style style:name="P4" style:family="paragraph" style:parent-style-name="Standard">
      <style:text-properties officeooo:rsid="001d2799" officeooo:paragraph-rsid="001d27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 2eme partie AR-Drone</text:p>
      <text:p text:style-name="P1">Implémentation en python <text:s/></text:p>
      <text:p text:style-name="P3">Explication du code</text:p>
      <text:p text:style-name="P3"/>
      <text:p text:style-name="P3">Ce code doit :</text:p>
      <text:p text:style-name="P3">1. Initialiser ses connexions avec le drone</text:p>
      <text:p text:style-name="P3">2. Attendre une entrée utilisateur</text:p>
      <text:p text:style-name="P3">3. En fonction de la touche appuyée, effectuer une action:</text:p>
      <text:p text:style-name="P3"> E : Se pencher en avant</text:p>
      <text:p text:style-name="P3"> D : Se pencher en arrière</text:p>
      <text:p text:style-name="P3"> S : Pivoter a gauche</text:p>
      <text:p text:style-name="P3"> F : Pivoter a droite</text:p>
      <text:p text:style-name="P3"> Z : Tourner sur place a gauche</text:p>
      <text:p text:style-name="P3"> R : Tourner sur place a droite</text:p>
      <text:p text:style-name="P3"> A : Augmenter l'altitude</text:p>
      <text:p text:style-name="P3"> Q : Diminuer l'altitude</text:p>
      <text:p text:style-name="P3"> M : Faire un flip</text:p>
      <text:p text:style-name="P3"> Y : Décoller</text:p>
      <text:p text:style-name="P3"> H : Attérir</text:p>
      <text:p text:style-name="P3"> Espace : Atterissage d'urgence</text:p>
      <text:p text:style-name="P3"/>
      <text:p text:style-name="P4">Structure du code :</text:p>
      <text:p text:style-name="P4">Le code est articulé autout d'un package python inspiré du tutoriel suivant :</text:p>
      <text:p text:style-name="P4">https://github.com/mikehamer/ardrone_tutorials</text:p>
      <text:p text:style-name="P4">Il y a plusieurs éléments a comprendre avant de manipuler le code :</text:p>
      <text:p text:style-name="P4"> Le fichier Launcher pour le paramétrage</text:p>
      <text:p text:style-name="P4"> Le fichier python du code du clavier</text:p>
      <text:p text:style-name="P4">o keyboard_controller.py</text:p>
      <text:p text:style-name="P4"> Le fichier qu'utilise le code du clavier afin de communiquer avec le drone</text:p>
      <text:p text:style-name="P4">o drone_controller.p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3:34:50.272628821</meta:creation-date>
    <dc:date>2016-05-28T11:43:51.058130691</dc:date>
    <meta:editing-duration>PT5M46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28" meta:word-count="171" meta:character-count="945" meta:non-whitespace-character-count="776"/>
  </office:meta>
</office:document-meta>
</file>